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3.5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3.5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5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8.698cm" fo:min-width="17.948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1cm" svg:height="0.001cm" svg:x="-9.9cm" svg:y="9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2cm" svg:x="1cm" svg:y="5cm">
          <text:p text:style-name="P1">Reac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2cm" svg:x="5.5cm" svg:y="5cm">
          <text:p text:style-name="P1">Umi.j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2cm" svg:x="10cm" svg:y="5cm">
          <text:p text:style-name="P1">Dva.j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2cm" svg:x="14.5cm" svg:y="5cm">
          <text:p text:style-name="P1">Ant Desig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2cm" svg:x="1cm" svg:y="8cm">
          <text:p text:style-name="P1">KOA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9cm" svg:x="5.5cm" svg:y="8cm">
          <text:p text:style-name="P1">bunya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9cm" svg:x="10cm" svg:y="8cm">
          <text:p text:style-name="P1">JW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9cm" svg:x="5.5cm" svg:y="9.1cm">
          <text:p text:style-name="P1">sequeliz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9cm" svg:x="10cm" svg:y="9.1cm">
          <text:p text:style-name="P1">mongoos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9cm" svg:x="14.5cm" svg:y="8cm">
          <text:p text:style-name="P1">agend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9cm" svg:x="14.5cm" svg:y="9.1cm">
          <text:p text:style-name="P1">ioredi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5cm" svg:height="2cm" svg:x="1cm" svg:y="11cm">
          <text:p text:style-name="P1">MySQL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5cm" svg:height="2cm" svg:x="7cm" svg:y="11cm">
          <text:p text:style-name="P1">MongoDB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5cm" svg:height="2cm" svg:x="13cm" svg:y="11cm">
          <text:p text:style-name="P1">Redis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8.5cm" svg:height="9cm" svg:x="0.5cm" svg:y="4.5cm">
          <text:p text:style-name="P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ongti SC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2-03T17:16:16.899948509</meta:creation-date>
    <dc:date>2021-02-03T17:37:28.242166603</dc:date>
    <meta:editing-duration>PT21M2S</meta:editing-duration>
    <meta:editing-cycles>19</meta:editing-cycles>
    <meta:generator>LibreOffice/6.4.6.2$MacOSX_X86_64 LibreOffice_project/0ce51a4fd21bff07a5c061082cc82c5ed232f115</meta:generator>
    <meta:document-statistic meta:object-count="16"/>
  </office:meta>
</office:document-meta>
</file>